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 sinister Liebherr, 2005</text:p>
          </table:table-cell>
          <table:table-cell office:value-type="string" calcext:value-type="string">
            <text:p>Liebherr, 2005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nister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Check for genus epithet less than 2 characters long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5:12:06.781333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5:14:02.008735732</dc:date>
    <meta:editing-duration>PT8M32S</meta:editing-duration>
    <meta:editing-cycles>3</meta:editing-cycles>
    <meta:generator>LibreOffice/6.0.7.3$Linux_X86_64 LibreOffice_project/00m0$Build-3</meta:generator>
    <meta:document-statistic meta:table-count="9" meta:cell-count="78" meta:object-count="0"/>
  </office:meta>
</office:document-meta>
</file>